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2.608" calcext:value-type="float">
            <text:p>2.61</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style-name="ce13" office:value-type="float" office:value="5.2685" calcext:value-type="float">
            <text:p>5.27</text:p>
          </table:table-cell>
          <table:table-cell table:style-name="ce14"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